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Results" table:style-name="ta1">
        <table:shapes>
          <draw:frame draw:z-index="0" draw:style-name="gr1" draw:text-style-name="P1" svg:width="6.2988in" svg:height="3.5429in" svg:x="1.1646in" svg:y="0.0394in">
            <draw:object draw:notify-on-update-of-ranges="timingResults.A1:timingResults.A5 timingResults.B1:timingResults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23700" calcext:value-type="float">
            <text:p>723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4T15:42:28.991000000</dc:date>
    <meta:editing-duration>PT6M13S</meta:editing-duration>
    <meta:editing-cycles>1</meta:editing-cycles>
    <meta:document-statistic meta:table-count="1" meta:cell-count="10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imingResults.A1:timingResults.B5" svg:x="1.321cm" svg:y="0.18cm" svg:width="14.359cm" svg:height="7.669cm">
          <chart:coordinate-region svg:x="2.715cm" svg:y="0.382cm" svg:width="12.392cm" svg:height="6.814cm"/>
          <chart:axis chart:dimension="x" chart:name="primary-x" chart:style-name="ch3">
            <chart:title svg:x="7.088cm" svg:y="8.029cm" chart:style-name="ch4">
              <text:p>N (size of problem) </text:p>
            </chart:title>
          </chart:axis>
          <chart:axis chart:dimension="y" chart:name="primary-y" chart:style-name="ch3">
            <chart:title svg:x="0.451cm" svg:y="4.675cm" chart:style-name="ch5">
              <text:p>time (ns)</text:p>
            </chart:title>
            <chart:grid chart:style-name="ch6" chart:class="major"/>
          </chart:axis>
          <chart:series chart:style-name="ch7" chart:values-cell-range-address="timingResults.B1:timingResults.B5" chart:class="chart:scatter">
            <chart:domain table:cell-range-address="timingResults.A1:timingResults.A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mingResults.A1:timingResults.A5</svg:desc>
                </draw:g>
              </table:table-cell>
              <table:table-cell office:value-type="float" office:value="6800">
                <text:p>6800</text:p>
                <draw:g>
                  <svg:desc>timingResults.B1:timingResult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23700">
                <text:p>723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